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efea"/>
    </style:style>
    <style:style style:name="P2" style:family="paragraph" style:parent-style-name="Text_20_body">
      <style:text-properties officeooo:rsid="000eefea" officeooo:paragraph-rsid="000eefea"/>
    </style:style>
    <style:style style:name="P3" style:family="paragraph" style:parent-style-name="Heading_20_1">
      <style:text-properties officeooo:paragraph-rsid="000eefea"/>
    </style:style>
    <style:style style:name="T1" style:family="text">
      <style:text-properties officeooo:rsid="000eef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e0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<text:s text:c="15"/>EXTRACCIÓN DE REQUISITOS</text:span></text:h>
      <text:p text:style-name="P1"/>
      <text:p text:style-name="P1"><text:span text:style-name="T2">PARTES INTERESADAS: </text:span><text:line-break/><text:line-break/>Dentista<text:line-break/>Pacientes<text:line-break/>Administrativo/a (será el actor principal)<text:line-break/><text:line-break/><text:span text:style-name="T2">FUNCIONALES:</text:span><text:line-break/><text:line-break/>- Una agenda como la del teléfono inteligente<text:line-break/>- Buscar<text:line-break/>- Ordenación<text:line-break/>- Insertar-Modificar-Borrar<text:line-break/>- Sin login para acceder (no es un requisito)<text:line-break/>- Copias de seguridad manuales a un fichero local<text:line-break/>- Interfaz de texto por consola<text:line-break/>- Imprimir la agenda de forma bonita en texto plano o HTML opcionalmente</text:p>
      <text:p text:style-name="P1">- <text:span text:style-name="T1">Capacidad de listar contactos favoritos.</text:span></text:p>
      <text:p text:style-name="P1"><text:span text:style-name="T1">- Capacidad de listar contactos frequentes </text:span><text:line-break/><text:line-break/><text:span text:style-name="T2">DATOS:</text:span><text:line-break/><text:line-break/>- Almacenar información del paciente: DNI, nombre y apellidos, teléfonos, correos electrónicos, dirección(nes) postales, anotaciones, favorito, más usados, redes sociales (nombre + URL ó usuario).<text:line-break/><text:line-break/><text:span text:style-name="T2">NO FUNCIONALES:</text:span> <text:line-break/><text:line-break/>- Escrito en C++<text:line-break/>- Se ejecuta en un ordenador con Linux<text:line-break/>- Nivel de seguridad cero<text:line-break/>- Integridad de datos: copias de seguridad manuales<text:line-break/>- Volumen de datos 200 entradas<text:line-break/>- El almacenamiento es texto plano/binario<text:line-break/><text:line-break/><text:span text:style-name="T2">PRIORIDADES:</text:span> <text:line-break/><text:line-break/><text:span text:style-name="T1">Al cliente le interesa que la primera funcioalidad que funcione sea la</text:span> de búsqueda por apellido, p<text:span text:style-name="T1">or tanto, se necesitara implementar primero las funcionalidades de insertar e importar contactos (por cuestiones de dependencia ).</text:span></text:p>
      <text:p text:style-name="P1"/>
      <text:p text:style-name="P2">GRUPO: scrum32</text:p>
      <text:p text:style-name="P2">MIEMBROS:</text:p>
      <text:p text:style-name="P2">- A. Jesús Jim<text:span text:style-name="T3">é</text:span>nez Urbano.</text:p>
      <text:p text:style-name="P2">- Carlos Gomez Pino.</text:p>
      <text:p text:style-name="P1"><text:span text:style-name="T1">- Miguel Lama Del Valle.</text:span></text:p>
      <text:p text:style-name="P1"><text:soft-page-break/><text:span text:style-name="T1">- Jesús Rio Barrilero.</text:span></text:p>
      <text:p text:style-name="P1"><text:span text:style-name="T1">-</text:span>Jose Antonio Albalat Almenara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</meta:initial-creator>
    <meta:creation-date>2014-11-16T12:58:30.879640597</meta:creation-date>
    <dc:date>2014-11-16T13:18:52.798636779</dc:date>
    <dc:creator>jesus </dc:creator>
    <meta:editing-duration>PT5M11S</meta:editing-duration>
    <meta:editing-cycles>1</meta:editing-cycles>
    <meta:document-statistic meta:table-count="0" meta:image-count="0" meta:object-count="0" meta:page-count="2" meta:paragraph-count="11" meta:word-count="201" meta:character-count="1344" meta:non-whitespace-character-count="1126"/>
    <meta:generator>LibreOffice/4.1.3.2$Linux_X86_64 LibreOffice_project/410m0$Build-2</meta:generator>
  </office:meta>
</office:document-meta>
</file>